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5.666cm" style:rel-column-width="21845*"/>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5.666cm" style:rel-column-width="21845*"/>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5.666cm" style:rel-column-width="21845*"/>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3" style:family="paragraph" style:parent-style-name="Table_20_Contents">
      <style:paragraph-properties fo:text-align="center" style:justify-single-word="false"/>
      <style:text-properties style:font-name="Arial" fo:font-size="12pt" style:font-size-asian="12pt" style:font-size-complex="12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Text_20_body">
      <style:paragraph-properties fo:margin-left="0cm" fo:margin-right="0.3cm" fo:text-indent="0cm" style:auto-text-indent="false"/>
      <style:text-properties fo:font-size="12pt" style:font-size-asian="12pt" style:font-size-complex="12pt"/>
    </style:style>
    <style:style style:name="P26" style:family="paragraph" style:parent-style-name="Text_20_body">
      <style:paragraph-properties fo:margin-left="0cm" fo:margin-right="0.3cm" fo:text-align="justify" style:justify-single-word="false" fo:text-indent="0cm" style:auto-text-indent="false"/>
      <style:text-properties fo:font-size="13pt" style:font-size-asian="13pt" style:font-size-complex="13pt"/>
    </style:style>
    <style:style style:name="P27" style:family="paragraph" style:parent-style-name="Heading">
      <style:text-properties fo:font-size="12pt" style:font-size-asian="12pt" style:font-size-complex="12pt"/>
    </style:style>
    <style:style style:name="P28" style:family="paragraph" style:parent-style-name="Heading_20_1">
      <style:paragraph-properties fo:break-before="page"/>
      <style:text-properties fo:font-size="15pt" style:font-size-asian="15pt" style:font-size-complex="15pt"/>
    </style:style>
    <style:style style:name="P29" style:family="paragraph" style:parent-style-name="Heading_20_2">
      <style:text-properties fo:font-size="13pt" style:font-size-asian="13pt" style:font-size-complex="13pt"/>
    </style:style>
    <style:style style:name="P30" style:family="paragraph" style:parent-style-name="Heading_20_2">
      <style:paragraph-properties fo:text-align="justify" style:justify-single-word="false"/>
      <style:text-properties fo:font-size="13pt" style:font-size-asian="13pt" style:font-size-complex="13pt"/>
    </style:style>
    <style:style style:name="P31" style:family="paragraph" style:parent-style-name="Text_20_body">
      <style:text-properties fo:font-size="12pt" style:font-size-asian="12pt" style:font-size-complex="12pt"/>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font-size="13pt" style:font-size-asian="13pt" style:font-size-complex="13pt"/>
    </style:style>
    <style:style style:name="P34" style:family="paragraph" style:parent-style-name="Heading_20_1">
      <style:paragraph-properties fo:text-align="justify" style:justify-single-word="false"/>
      <style:text-properties fo:font-size="14pt" style:font-size-asian="14pt" style:font-size-complex="14pt"/>
    </style:style>
    <style:style style:name="P3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36" style:family="paragraph" style:parent-style-name="Contents_20_1">
      <style:paragraph-properties>
        <style:tab-stops>
          <style:tab-stop style:position="16.4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Table_20_Contents">
      <style:text-properties style:font-name="Arial"/>
    </style:style>
    <style:style style:name="P39" style:family="paragraph" style:parent-style-name="Header">
      <style:paragraph-properties fo:text-align="center" style:justify-single-word="false"/>
      <style:text-properties fo:font-size="6pt" style:font-size-asian="6pt" style:font-size-complex="6pt"/>
    </style:style>
    <style:style style:name="P40" style:family="paragraph" style:parent-style-name="Text_20_body" style:list-style-name="L1">
      <style:paragraph-properties fo:text-align="justify" style:justify-single-word="false"/>
      <style:text-properties fo:font-size="13pt" style:font-size-asian="13pt" style:font-size-complex="13pt"/>
    </style:style>
    <style:style style:name="P41" style:family="paragraph" style:parent-style-name="Text_20_body" style:list-style-name="L1">
      <style:paragraph-properties fo:text-align="justify" style:justify-single-word="false"/>
      <style:text-properties fo:font-size="13pt" style:font-size-asian="13pt" style:font-size-complex="13pt"/>
    </style:style>
    <style:style style:name="P42" style:family="paragraph" style:parent-style-name="Text_20_body" style:list-style-name="L1">
      <style:paragraph-properties fo:text-align="justify" style:justify-single-word="false"/>
      <style:text-properties fo:font-size="13pt" style:font-size-asian="13pt" style:font-size-complex="13pt"/>
    </style:style>
    <style:style style:name="P43" style:family="paragraph" style:parent-style-name="Text_20_body" style:list-style-name="L2">
      <style:paragraph-properties fo:text-align="justify" style:justify-single-word="false"/>
      <style:text-properties fo:font-size="13pt" style:font-size-asian="13pt" style:font-size-complex="13pt"/>
    </style:style>
    <style:style style:name="P44" style:family="paragraph" style:parent-style-name="Text_20_body" style:list-style-name="L2">
      <style:paragraph-properties fo:text-align="justify" style:justify-single-word="false"/>
      <style:text-properties fo:font-size="13pt" style:font-size-asian="13pt" style:font-size-complex="13pt"/>
    </style:style>
    <style:style style:name="P45" style:family="paragraph" style:parent-style-name="Text_20_body" style:list-style-name="L2">
      <style:paragraph-properties fo:text-align="justify" style:justify-single-word="false"/>
      <style:text-properties fo:font-size="13pt" style:font-size-asian="13pt" style:font-size-complex="13pt"/>
    </style:style>
    <style:style style:name="P46" style:family="paragraph" style:parent-style-name="Text_20_body" style:list-style-name="L2">
      <style:paragraph-properties fo:text-align="justify" style:justify-single-word="false"/>
      <style:text-properties fo:font-size="13pt" style:font-size-asian="13pt" style:font-size-complex="13pt"/>
    </style:style>
    <style:style style:name="P47" style:family="paragraph" style:parent-style-name="Text_20_body" style:list-style-name="L2">
      <style:paragraph-properties fo:text-align="justify" style:justify-single-word="false"/>
      <style:text-properties fo:font-size="13pt" style:font-size-asian="13pt" style:font-size-complex="13pt"/>
    </style:style>
    <style:style style:name="P48" style:family="paragraph" style:parent-style-name="Text_20_body" style:list-style-name="L2">
      <style:paragraph-properties fo:text-align="justify" style:justify-single-word="false"/>
      <style:text-properties fo:font-size="13pt" style:font-size-asian="13pt" style:font-size-complex="13pt"/>
    </style:style>
    <style:style style:name="P49" style:family="paragraph" style:parent-style-name="Text_20_body" style:list-style-name="L2">
      <style:paragraph-properties fo:text-align="justify" style:justify-single-word="false"/>
      <style:text-properties fo:font-size="13pt" style:font-size-asian="13pt" style:font-size-complex="13pt"/>
    </style:style>
    <style:style style:name="P50" style:family="paragraph" style:parent-style-name="Text_20_body" style:list-style-name="L2">
      <style:paragraph-properties fo:text-align="justify" style:justify-single-word="false"/>
      <style:text-properties fo:font-size="13pt" style:font-size-asian="13pt" style:font-size-complex="13pt"/>
    </style:style>
    <style:style style:name="P51" style:family="paragraph" style:parent-style-name="Text_20_body" style:list-style-name="L2">
      <style:paragraph-properties fo:text-align="justify" style:justify-single-word="false"/>
      <style:text-properties fo:font-size="13pt" style:font-size-asian="13pt" style:font-size-complex="13pt"/>
    </style:style>
    <style:style style:name="P52" style:family="paragraph" style:parent-style-name="Text_20_body" style:list-style-name="L2">
      <style:paragraph-properties fo:text-align="justify" style:justify-single-word="false"/>
      <style:text-properties fo:font-size="13pt" style:font-size-asian="13pt" style:font-size-complex="13pt"/>
    </style:style>
    <style:style style:name="P53" style:family="paragraph" style:parent-style-name="Text_20_body" style:list-style-name="L2">
      <style:paragraph-properties fo:text-align="justify" style:justify-single-word="false"/>
      <style:text-properties fo:font-size="13pt" style:font-size-asian="13pt" style:font-size-complex="13pt"/>
    </style:style>
    <style:style style:name="P54" style:family="paragraph" style:parent-style-name="Text_20_body" style:list-style-name="L2">
      <style:paragraph-properties fo:text-align="justify" style:justify-single-word="false"/>
      <style:text-properties fo:font-size="13pt" style:font-size-asian="13pt" style:font-size-complex="13pt"/>
    </style:style>
    <style:style style:name="P55" style:family="paragraph" style:parent-style-name="Text_20_body" style:list-style-name="L3">
      <style:paragraph-properties fo:text-align="justify" style:justify-single-word="false"/>
      <style:text-properties fo:font-size="13pt" style:font-size-asian="13pt" style:font-size-complex="13pt"/>
    </style:style>
    <style:style style:name="P56" style:family="paragraph" style:parent-style-name="Text_20_body" style:list-style-name="L3">
      <style:paragraph-properties fo:text-align="justify" style:justify-single-word="false"/>
      <style:text-properties fo:font-size="13pt" style:font-size-asian="13pt" style:font-size-complex="13pt"/>
    </style:style>
    <style:style style:name="P57" style:family="paragraph" style:parent-style-name="Text_20_body" style:list-style-name="L3">
      <style:paragraph-properties fo:text-align="justify" style:justify-single-word="false"/>
      <style:text-properties fo:font-size="13pt" style:font-size-asian="13pt" style:font-size-complex="13pt"/>
    </style:style>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4"/>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_Analisi</text:p>
          </table:table-cell>
          <table:table-cell table:style-name="Tabella4.B1" office:value-type="string">
            <text:p text:style-name="P9">17 Marzo 2008</text:p>
          </table:table-cell>
        </table:table-row>
        <table:table-row>
          <table:table-cell table:style-name="Tabella4.A2" office:value-type="string">
            <text:p text:style-name="P8">Documento Esterno - Formale <text:s/>- v1.1</text:p>
          </table:table-cell>
          <table:table-cell table:style-name="Tabella4.B2" office:value-type="string">
            <text:p text:style-name="P9">Risultati_Analisi_1.1.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Daniele Bonaldo</text:p>
      <text:p text:style-name="P20"/>
      <text:p text:style-name="P20">Approvazione:</text:p>
      <text:p text:style-name="P22"><text:tab/><text:tab/><text:tab/>Luca Rubin</text:p>
      <text:p text:style-name="P20"/>
      <text:p text:style-name="P20">Lista di distribuzione:</text:p>
      <text:p text:style-name="P19"><text:tab/><text:tab/><text:tab/><text:tab/><text:tab/><text:tab/>Prof. Vardanega Tullio</text:p>
      <text:p text:style-name="P19"><text:tab/><text:tab/><text:tab/><text:tab/><text:tab/><text:tab/>Prof. 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C1" office:value-type="string">
            <text:p text:style-name="P11">Descrizione delle modifiche</text:p>
          </table:table-cell>
        </table:table-row>
        <table:table-row>
          <table:table-cell table:style-name="Tabella2.A2" office:value-type="string">
            <text:p text:style-name="P24">1.1</text:p>
          </table:table-cell>
          <table:table-cell table:style-name="Tabella2.B2" office:value-type="string">
            <text:p text:style-name="P24">29/03/08</text:p>
          </table:table-cell>
          <table:table-cell table:style-name="Tabella2.B2" office:value-type="string">
            <text:p text:style-name="P10">Inserito paragrafo 3</text:p>
          </table:table-cell>
        </table:table-row>
        <table:table-row>
          <table:table-cell table:style-name="Tabella2.A2" office:value-type="string">
            <text:p text:style-name="P24">1.0</text:p>
          </table:table-cell>
          <table:table-cell table:style-name="Tabella2.B2" office:value-type="string">
            <text:p text:style-name="P24">17/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4">0.1</text:p>
          </table:table-cell>
          <table:table-cell table:style-name="Tabella2.B2" office:value-type="string">
            <text:p text:style-name="P24">02/03/08</text:p>
          </table:table-cell>
          <table:table-cell table:style-name="Tabella2.B2" office:value-type="string">
            <text:p text:style-name="P10">Prima Stesura</text:p>
          </table:table-cell>
        </table:table-row>
      </table:table>
      <text:p text:style-name="P25"/>
      <text:p text:style-name="P27"><text:soft-page-break/></text:p>
      <text:p text:style-name="P27"/>
      <text:p text:style-name="P27"/>
      <text:p text:style-name="P31"/>
      <text:p text:style-name="Heading">Sommario</text:p>
      <text:p text:style-name="Text_20_body">In questo documento vengono raccolti i risultati dell'analisi statica sul prodotto <text:s/>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36"><text:a xlink:type="simple" xlink:href="#1.Introduzione |outline" text:style-name="Page_20_Number" text:visited-style-name="Page_20_Number">1Introduzione <text:tab/>3</text:a></text:p>
          <text:p text:style-name="P37"><text:a xlink:type="simple" xlink:href="#1.1. Scopo del documento |outline" text:style-name="Page_20_Number" text:visited-style-name="Page_20_Number">1.1 Scopo del documento <text:tab/>3</text:a></text:p>
          <text:p text:style-name="P37"><text:a xlink:type="simple" xlink:href="#1.2. Strumenti utilizzati|outline" text:style-name="Page_20_Number" text:visited-style-name="Page_20_Number">1.2 Strumenti utilizzati<text:tab/>3</text:a></text:p>
          <text:p text:style-name="P36"><text:a xlink:type="simple" xlink:href="#2. Dettaglio dei difetti individuati|outline" text:style-name="Page_20_Number" text:visited-style-name="Page_20_Number">2 Dettaglio dei difetti individuati<text:tab/>3</text:a></text:p>
          <text:p text:style-name="P36"><text:a xlink:type="simple" xlink:href="#3.Considerazioni finali|outline" text:style-name="Page_20_Number" text:visited-style-name="Page_20_Number">3Considerazioni finali<text:tab/>5</text:a></text:p>
        </text:index-body>
      </text:table-of-content>
      <text:p text:style-name="P18"/>
      <text:h text:style-name="P28" text:outline-level="1">Introduzione </text:h>
      <text:h text:style-name="P29" text:outline-level="2"><text:s/>Scopo del documento </text:h>
      <text:p text:style-name="P32">Tale documento ha lo scopo di chiarire e rendere note le modalità con cui si è svolta l'analisi statica del codice prodotto dalla fase di codifica. La creazione di tale documento è stata voluta per permettere, al piano di qualifica, di rimanere quanto più leggibile ed efficiente.</text:p>
      <text:h text:style-name="P30" text:outline-level="2"><text:s/>Strumenti utilizzati</text:h>
      <text:p text:style-name="P33">Per ottenere quanto riportato in questo documento, sono stati utilizzati gli strumenti:</text:p>
      <text:list text:style-name="L1">
        <text:list-item>
          <text:p text:style-name="P40">FindBugs</text:p>
        </text:list-item>
        <text:list-item>
          <text:p text:style-name="P40">RefactorIT</text:p>
        </text:list-item>
        <text:list-item>
          <text:p text:style-name="P40">PMD</text:p>
        </text:list-item>
      </text:list>
      <text:p text:style-name="P33">Tali strumenti sono prevalentemente integrati in NetBeans (il nostro ambiente di sviluppo). Per questo motivo i risultati ottenuti sono stati generati in modo automatico e veloce.</text:p>
      <text:p text:style-name="P33"/>
      <text:h text:style-name="P34" text:outline-level="1"><text:s/>Dettaglio dei difetti individuati</text:h>
      <text:p text:style-name="P33">Attraverso l'utilizzo di FindBugs sono emersi i seguenti errori (tra parentesi è riportato il numero di errori rilevati per ciascuna categoria):</text:p>
      <text:list text:style-name="L2">
        <text:list-item>
          <text:p text:style-name="P43">denominazione errata dei metodi rispetto a quanto specificato nelle norme di codifica (JCC) (40)</text:p>
        </text:list-item>
        <text:list-item>
          <text:p text:style-name="P43">assegnazioni errate a variabili (2)</text:p>
        </text:list-item>
        <text:list-item>
          <text:p text:style-name="P43">probabili vulnerabilità del codice, dovute al ritorno di oggetti modificabili da altre componenti a insaputa del programmatore (3)</text:p>
        </text:list-item>
        <text:list-item>
          <text:p text:style-name="P43"><text:soft-page-break/>visibilità dei campi dati o dei metodi assegnate in modo da poter causare possibili vulnerabilità del codice (2)</text:p>
        </text:list-item>
        <text:list-item>
          <text:p text:style-name="P43">inefficienza nella chiamata di alcuni costruttori (7)</text:p>
        </text:list-item>
        <text:list-item>
          <text:p text:style-name="P43">possibilità di marcare alcune classi (anche interne) come statiche (9)</text:p>
        </text:list-item>
        <text:list-item>
          <text:p text:style-name="P43">inefficienza nella chiamata di alcuni metodi (10)</text:p>
        </text:list-item>
        <text:list-item>
          <text:p text:style-name="P43">variabili che non vengono mai lette o scritte (3)</text:p>
        </text:list-item>
        <text:list-item>
          <text:p text:style-name="P43">variabili che non vengono mai lette (2)</text:p>
        </text:list-item>
        <text:list-item>
          <text:p text:style-name="P43">dereferenziazione di variabili nulle (1)</text:p>
        </text:list-item>
        <text:list-item>
          <text:p text:style-name="P43">utilizzo del metodo equal() senza la sua ridefinizione (3)</text:p>
        </text:list-item>
        <text:list-item>
          <text:p text:style-name="P43">cattura di eccezioni mai sollevate (1)</text:p>
        </text:list-item>
      </text:list>
      <text:p text:style-name="P33">Ad ogni errore sopra elencato è stato posto rimedio. E' da sottolineare il fatto che non tutti problemi individuati da FindBugs sono stati classificati come errori in quanto in alcuni casi le indicazioni fornite dal programma di analisi, sono da considerarsi semplici linee guida, che non sempre possono essere rispettate.<text:bookmark-start text:name="DDE_LINK2"/></text:p>
      <text:p text:style-name="P33">Grazie ai software RefactorIT e PMD sono state ricavate le metriche e gli indicatori necessari per la valutazione del codice prodotto. Sulla base di queste misu<text:bookmark-end text:name="DDE_LINK2"/>razioni sono state apportate le dovute modifiche ai sorgenti, in modo da risolvere o attenuare aventuali problemi riscontrati.</text:p>
      <text:p text:style-name="P33">Le metriche che sono state oggetto della valutazione da parte dei verificatori sono state:</text:p>
      <text:list text:style-name="L3">
        <text:list-item>
          <text:p text:style-name="P55">complessità ciclomatica: misura la complessità del codice; un <text:s/>valore troppo elevato comporta difficoltà di verifica del codice, oltre a possibile inefficienza del programma.<text:bookmark-start text:name="DDE_LINK"/></text:p>
        </text:list-item>
      </text:list>
      <table:table table:name="Tabella5" table:style-name="Tabella5">
        <table:table-column table:style-name="Tabella5.A" table:number-columns-repeated="3"/>
        <table:table-row>
          <table:table-cell table:style-name="Tabella5.A1" office:value-type="string">
            <text:p text:style-name="P12">Complessità media</text:p>
          </table:table-cell>
          <table:table-cell table:style-name="Tabella5.A1" office:value-type="string">
            <text:p text:style-name="P12">Complessità massima</text:p>
          </table:table-cell>
          <table:table-cell table:style-name="Tabella5.C1" office:value-type="string">
            <text:p text:style-name="P12">Numero correzioni apportate</text:p>
          </table:table-cell>
        </table:table-row>
        <table:table-row>
          <table:table-cell table:style-name="Tabella5.A2" office:value-type="string">
            <text:p text:style-name="P13">3</text:p>
          </table:table-cell>
          <table:table-cell table:style-name="Tabella5.A2" office:value-type="string">
            <text:p text:style-name="P13">17</text:p>
          </table:table-cell>
          <table:table-cell table:style-name="Tabella5.C2" office:value-type="string">
            <text:p text:style-name="P13">1</text:p>
          </table:table-cell>
        </table:table-row>
      </table:table>
      <text:p text:style-name="P33"><text:bookmark-end text:name="DDE_LINK"/><text:soft-page-break/></text:p>
      <text:p text:style-name="P33"/>
      <text:list text:style-name="L3">
        <text:list-item text:start-value="1">
          <text:p text:style-name="P55">linee di codice per file: tiene conto delle linee totali di cui si compone un file sorgente (codice più commenti). Un valore troppo elevato rende difficile la verifica; inoltre il codice risulta essere meno comprensibile. La dove è stato rilevato un valore troppo elevato, è stata valutata la possibilità di dividere la classe in più classi distinte.<text:bookmark-start text:name="DDE_LINK1"/></text:p>
        </text:list-item>
      </text:list>
      <table:table table:name="Tabella6" table:style-name="Tabella6">
        <table:table-column table:style-name="Tabella6.A" table:number-columns-repeated="3"/>
        <table:table-row>
          <table:table-cell table:style-name="Tabella6.A1" office:value-type="string">
            <text:p text:style-name="P12">Lunghezza media </text:p>
            <text:p text:style-name="P12">(in righe)</text:p>
          </table:table-cell>
          <table:table-cell table:style-name="Tabella6.A1" office:value-type="string">
            <text:p text:style-name="P12">Lunghezza massima</text:p>
            <text:p text:style-name="P12">(in righe)</text:p>
          </table:table-cell>
          <table:table-cell table:style-name="Tabella6.C1" office:value-type="string">
            <text:p text:style-name="P12">Numero correzioni apportate</text:p>
          </table:table-cell>
        </table:table-row>
        <table:table-row>
          <table:table-cell table:style-name="Tabella6.A2" office:value-type="string">
            <text:p text:style-name="P13">254</text:p>
          </table:table-cell>
          <table:table-cell table:style-name="Tabella6.A2" office:value-type="string">
            <text:p text:style-name="P13">1774</text:p>
          </table:table-cell>
          <table:table-cell table:style-name="Tabella6.C2" office:value-type="string">
            <text:p text:style-name="P13">2</text:p>
          </table:table-cell>
        </table:table-row>
      </table:table>
      <text:p text:style-name="P26"><text:bookmark-end text:name="DDE_LINK1"/></text:p>
      <text:list text:style-name="L3">
        <text:list-item text:start-value="1">
          <text:p text:style-name="P55">densità dei commenti: viene misurata tramite il rapporto tra linee di codice e linee di commento. Un rapporto troppo basso può essere indice di un codice difficile da mantenere e da verificare in quanto difficile da comprendere.</text:p>
        </text:list-item>
      </text:list>
      <table:table table:name="Tabella7" table:style-name="Tabella7">
        <table:table-column table:style-name="Tabella7.A" table:number-columns-repeated="3"/>
        <table:table-row>
          <table:table-cell table:style-name="Tabella7.A1" office:value-type="string">
            <text:p text:style-name="P12">Densità media</text:p>
          </table:table-cell>
          <table:table-cell table:style-name="Tabella7.A1" office:value-type="string">
            <text:p text:style-name="P12">Densità minima</text:p>
            <text:p text:style-name="P12"/>
          </table:table-cell>
          <table:table-cell table:style-name="Tabella7.C1" office:value-type="string">
            <text:p text:style-name="P12">Numero correzioni apportate</text:p>
          </table:table-cell>
        </table:table-row>
        <table:table-row>
          <table:table-cell table:style-name="Tabella7.A2" office:value-type="string">
            <text:p text:style-name="P13">0,57</text:p>
          </table:table-cell>
          <table:table-cell table:style-name="Tabella7.A2" office:value-type="string">
            <text:p text:style-name="P13">0,11</text:p>
          </table:table-cell>
          <table:table-cell table:style-name="Tabella7.C2" office:value-type="string">
            <text:p text:style-name="P13">36</text:p>
          </table:table-cell>
        </table:table-row>
      </table:table>
      <text:p text:style-name="P26"/>
      <text:p text:style-name="P26"><text:tab/>Dato che gli strumenti elencati al punto 1.2 sono integrati nel nostro ambiente di sviluppo (NetBeans) non ci è possibile riportare parte delle anomalie riscontrate in quanto, tali segnalazioni avvengono contemporaneamente alla stesura del codice. Questo fatto comporta che il programmatore è in grado di correggere immediatamente parte di tali anomalie, alleggerendo le attività di verifica.</text:p>
      <text:p text:style-name="P26"/>
      <text:h text:style-name="Heading_20_1" text:outline-level="1">Considerazioni finali</text:h>
      <text:p text:style-name="Text_20_body">Come descritto nel piano di progetto, le fasi di codifica e di verifica sono state ultimate, più o meno secondo i tempi preventivati.</text:p>
      <text:p text:style-name="Text_20_body"><text:soft-page-break/>La fase di verifica, ed in particolare la parte di analisi statica, è stata ultimata con successo. Ogni obiettivo prefissato è stata soddisfatto. Il codice risulta perciò in linea con i vincoli imposti dal piano di qualifica, e nelle norme interne:</text:p>
      <text:list text:style-name="L4">
        <text:list-item>
          <text:p text:style-name="P58">il codice rispetta le norme di codifica specificate nelle norme interne;</text:p>
        </text:list-item>
        <text:list-item>
          <text:p text:style-name="P58">la complessità ciclomatica dei metodi di ciascun modulo software è stata corretta in modo tale da rimanere entro il limite imposto (20). Solo in alcuni isolati e autorizzati casi la complessità supera la soglia limite;</text:p>
          <text:p text:style-name="P58">Questi sono solo i principali punti, per maggiori dettagli vedere il resto della documentazione.</text:p>
        </text:list-item>
      </text:list>
      <text:p text:style-name="Text_20_body">Ogni anomalia riscontrata dai verificatori, e dagli strumenti software, è stata attentamente analizzata, e corretta con le modalità definite nel documento norme intern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2/03/08</text:p>
            </table:table-cell>
            <table:table-cell table:style-name="Tabella3.B1" office:value-type="string">
              <text:p text:style-name="P7">Ultima modifica: </text:p>
              <text:p text:style-name="P7">17/03/08</text:p>
            </table:table-cell>
            <table:table-cell table:style-name="Tabella3.B1" office:value-type="string">
              <text:p text:style-name="P8">Pagina <text:page-number text:select-page="current">6</text:page-number> di <text:page-count>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creator>Luca R</dc:creator>
    <dc:date>2008-03-30T18:12:46</dc:date>
    <meta:print-date>2005-11-30T16:25:56</meta:print-date>
    <meta:editing-cycles>463</meta:editing-cycles>
    <meta:editing-duration>P2DT15H26M41S</meta:editing-duration>
    <meta:user-defined meta:name="Info 1"/>
    <meta:user-defined meta:name="Info 2"/>
    <meta:user-defined meta:name="Info 3"/>
    <meta:user-defined meta:name="Info 4"/>
    <meta:document-statistic meta:table-count="7" meta:image-count="1" meta:object-count="0" meta:page-count="6" meta:paragraph-count="104" meta:word-count="826" meta:character-count="5503"/>
  </office:meta>
</office:document-meta>
</file>